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officeooo:rsid="001e0dc6" officeooo:paragraph-rsid="001e0dc6" style:font-style-asian="italic" style:font-style-complex="italic"/>
    </style:style>
    <style:style style:name="P2" style:family="paragraph" style:parent-style-name="Standard">
      <style:text-properties officeooo:rsid="001e0dc6" officeooo:paragraph-rsid="001e0dc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0dc6" officeooo:paragraph-rsid="001e0dc6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e0dc6" officeooo:paragraph-rsid="001e0dc6"/>
    </style:style>
    <style:style style:name="P5" style:family="paragraph" style:parent-style-name="Standard">
      <style:text-properties officeooo:rsid="001e201b" officeooo:paragraph-rsid="001e20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che info XML pour chaque niveau :</text:p>
      <text:p text:style-name="P2"/>
      <text:p text:style-name="P2">- Nom</text:p>
      <text:p text:style-name="P2">- Longueur (nombre de blocs)</text:p>
      <text:p text:style-name="P2">- Vitesse (en nb de blocs par seconde)</text:p>
      <text:p text:style-name="P2"/>
      <text:p text:style-name="P4">Pour chaque bloc :</text:p>
      <text:p text:style-name="P2">&lt;bloc&gt;</text:p>
      <text:p text:style-name="P2"><text:tab/>&lt;position /&gt; // numéro du bloc en X</text:p>
      <text:p text:style-name="P2"><text:tab/>&lt;hauteur /&gt; // numéro du bloc en Y</text:p>
      <text:p text:style-name="P2"><text:tab/>&lt;type /&gt; // 1 = caisse niveau 1, 2 = caisse niveau 2, 6 = nuage niveau 2 etc.</text:p>
      <text:p text:style-name="P2">&lt;/bloc&gt;</text:p>
      <text:p text:style-name="P2"/>
      <text:p text:style-name="P2"/>
      <text:p text:style-name="P2"/>
      <text:p text:style-name="P5">Partie graphique : décors = caisses, nuages et pics</text:p>
      <text:p text:style-name="P5">Le BPM définit les obstacles, mais la vitesse des personnages n'est pas en relation avec le BP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officeooo:rsid="001e0dc6" officeooo:paragraph-rsid="001e0dc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éunion fil rouge 17/0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3:37:49.147000000</meta:creation-date>
    <dc:date>2015-02-17T13:50:49.653000000</dc:date>
    <meta:editing-duration>PT5M40S</meta:editing-duration>
    <meta:editing-cycles>2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13" meta:word-count="93" meta:character-count="456" meta:non-whitespace-character-count="373"/>
  </office:meta>
</office:document-meta>
</file>